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13_01-52-30_000.jpg</text:p>
          </table:table-cell>
          <table:table-cell table:style-name="ce27" office:value-type="string">
            <text:p>:m :PHOTO 寝た時刻 / 2022 / オナニー、未了、duration=1時間ぐらい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:PHOTO 寝た時刻 / 2022 / オナニー、未了、duration=1時間ぐらい,other=~">
            <text:p>:m :PHOTO 寝た時刻 / 2022 / オナニー、未了、duration=1時間ぐらい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13_07-40-59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13_14-29-45_000.jpg</text:p>
          </table:table-cell>
          <table:table-cell table:style-name="ce27" office:value-type="string">
            <text:p>:m RES 1*2 / free# JVEMV6 68#_226:1 / 68. theoretical-physics(tp) / w=~,topics=回転座標系、ベクトル,other=memo+:ブーメラン,doc=r-8-1~4.1.2#7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RES 1*2 / free# JVEMV6 68#_226:1 / 68. theoretical-physics(tp) / w=~,topics=回転座標系、ベクトル,other=memo+:ブーメラン,doc=r-8-1~4.1.2#7">
            <text:p>:m RES 1*2 / free# JVEMV6 68#_226:1 / 68. theoretical-physics(tp) / w=~,topics=回転座標系、ベクトル,other=memo+:ブーメラン,doc=r-8-1~4.1.2#7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13_14-30-03_000.jpg</text:p>
          </table:table-cell>
          <table:table-cell table:style-name="ce27" office:value-type="string">
            <text:p>:m RES 2*2 / free# JVEMV6 68#_226:1 / 68. theoretical-physics(tp) / w=角運動量,topics=回転座標系、ベクトル,other=~,doc=r-8-1~4.1.2#10.1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RES 2*2 / free# JVEMV6 68#_226:1 / 68. theoretical-physics(tp) / w=角運動量,topics=回転座標系、ベクトル,other=~,doc=r-8-1~4.1.2#10.1">
            <text:p>:m RES 2*2 / free# JVEMV6 68#_226:1 / 68. theoretical-physics(tp) / w=角運動量,topics=回転座標系、ベクトル,other=~,doc=r-8-1~4.1.2#10.1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13_15-42-59_000.jpg</text:p>
          </table:table-cell>
          <table:table-cell table:style-name="ce27" office:value-type="string">
            <text:p>:m :篠笛,shinobue #*# / session-memo / s.1~* / memo,theme=セッション中に浮かんだ考えを、書き留める,content=~,for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:篠笛,shinobue #*# / session-memo / s.1~* / memo,theme=セッション中に浮かんだ考えを、書き留める,content=~,for=~,other=~">
            <text:p>:m :篠笛,shinobue #*# / session-memo / s.1~* / memo,theme=セッション中に浮かんだ考えを、書き留める,content=~,for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13_16-39-10_000.jpg</text:p>
          </table:table-cell>
          <table:table-cell table:style-name="ce36" office:value-type="string">
            <text:p>:bookmemo / 読んだ本 / 『山本七平ライブラリー③　徳川家康』 / 著者=山本七平,出版=文芸春秋 / 途中 ここまで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bookmemo / 読んだ本 / 『山本七平ライブラリー③　徳川家康』 / 著者=山本七平,出版=文芸春秋 / 途中 ここまで">
            <text:p>:bookmemo / 読んだ本 / 『山本七平ライブラリー③　徳川家康』 / 著者=山本七平,出版=文芸春秋 / 途中 ここまで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13_16-39-15_000.jpg</text:p>
          </table:table-cell>
          <table:table-cell table:style-name="ce36" office:value-type="string">
            <text:p>:bookmemo / 読んだ本 / 『山本七平ライブラリー③　徳川家康』 / 著者=山本七平,出版=文芸春秋 / 途中</text:p>
          </table:table-cell>
          <table:table-cell table:style-name="ce29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bookmemo / 読んだ本 / 『山本七平ライブラリー③　徳川家康』 / 著者=山本七平,出版=文芸春秋 / 途中">
            <text:p>:bookmemo / 読んだ本 / 『山本七平ライブラリー③　徳川家康』 / 著者=山本七平,出版=文芸春秋 / 途中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13_18-39-58_000.jpg</text:p>
          </table:table-cell>
          <table:table-cell table:style-name="ce36" office:value-type="string">
            <text:p>:m :篠笛,shinobue #*# / session-memo / s.1~* / picture=dai-kan,content=甲音との比較,for=,other=~ / N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篠笛,shinobue #*# / session-memo / s.1~* / picture=dai-kan,content=甲音との比較,for=,other=~ / N+">
            <text:p>:m :篠笛,shinobue #*# / session-memo / s.1~* / picture=dai-kan,content=甲音との比較,for=,other=~ / N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4-13_18-42-46_000.mp4</text:p>
          </table:table-cell>
          <table:table-cell table:style-name="ce36" office:value-type="string">
            <text:p>:VIDEO / @自室 / 記録 / jap.flute / 演奏、play / R=1 / record,for=重奏のための、伴奏としての、演奏,other=尺八との重奏,memo+:2022-04-13_19-03-53_000.jpg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VIDEO / @自室 / 記録 / jap.flute / 演奏、play / R=1 / record,for=重奏のための、伴奏としての、演奏,other=尺八との重奏,memo+:2022-04-13_19-03-53_000.jpg">
            <text:p>:VIDEO / @自室 / 記録 / jap.flute / 演奏、play / R=1 / record,for=重奏のための、伴奏としての、演奏,other=尺八との重奏,memo+:2022-04-13_19-03-53_000.jpg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4-13_19-03-53_000.jpg</text:p>
          </table:table-cell>
          <table:table-cell table:style-name="ce36" office:value-type="string">
            <text:p>:m :篠笛,shinobue #*# / session-memo / s.1~* / record,for=重奏のための、伴奏としての、演奏,other=尺八との重奏,video=2022-04-13_18-42-46_000.mp4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篠笛,shinobue #*# / session-memo / s.1~* / record,for=重奏のための、伴奏としての、演奏,other=尺八との重奏,video=2022-04-13_18-42-46_000.mp4">
            <text:p>:m :篠笛,shinobue #*# / session-memo / s.1~* / record,for=重奏のための、伴奏としての、演奏,other=尺八との重奏,video=2022-04-13_18-42-46_000.mp4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4">2022/04/14</text:date>, <text:time>09:15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14T09:15:57.91</dc:date>
    <dc:creator>iwabuchi ken</dc:creator>
    <meta:editing-duration>P46DT2H3M5S</meta:editing-duration>
    <meta:editing-cycles>14918</meta:editing-cycles>
    <meta:document-statistic meta:table-count="2" meta:cell-count="481" meta:object-count="0"/>
    <meta:user-defined meta:name="qrichtext">1</meta:user-defined>
  </office:meta>
</office:document-meta>
</file>